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bin1" svg:font-family="Cabin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Таблица1" style:family="table">
      <style:table-properties style:width="4.572cm" fo:margin-left="0.873cm" fo:margin-top="0cm" fo:margin-bottom="0cm" table:align="left" style:writing-mode="lr-tb"/>
    </style:style>
    <style:style style:name="Таблица1.A" style:family="table-column">
      <style:table-column-properties style:column-width="4.572cm"/>
    </style:style>
    <style:style style:name="Таблица1.1" style:family="table-row">
      <style:table-row-properties style:min-row-height="0.693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2" style:family="table">
      <style:table-properties style:width="17.727cm" fo:margin-left="-0.191cm" fo:margin-top="0cm" fo:margin-bottom="0cm" table:align="left" style:writing-mode="lr-tb"/>
    </style:style>
    <style:style style:name="Таблица2.A" style:family="table-column">
      <style:table-column-properties style:column-width="11.984cm"/>
    </style:style>
    <style:style style:name="Таблица2.B" style:family="table-column">
      <style:table-column-properties style:column-width="5.74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5.345cm" fo:margin-left="0cm" fo:margin-top="0cm" fo:margin-bottom="0cm" table:align="left" style:writing-mode="lr-tb"/>
    </style:style>
    <style:style style:name="Таблица3.A" style:family="table-column">
      <style:table-column-properties style:column-width="5.34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4" style:family="table">
      <style:table-properties style:width="7.117cm" fo:margin-left="0cm" fo:margin-top="0cm" fo:margin-bottom="0cm" table:align="left" style:writing-mode="lr-tb"/>
    </style:style>
    <style:style style:name="Таблица4.A" style:family="table-column">
      <style:table-column-properties style:column-width="5.821cm"/>
    </style:style>
    <style:style style:name="Таблица4.B" style:family="table-column">
      <style:table-column-properties style:column-width="1.295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5" style:family="table">
      <style:table-properties style:width="5.371cm" fo:margin-left="0cm" fo:margin-top="0cm" fo:margin-bottom="0cm" table:align="left" style:writing-mode="lr-tb"/>
    </style:style>
    <style:style style:name="Таблица5.A" style:family="table-column">
      <style:table-column-properties style:column-width="5.371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6" style:family="table">
      <style:table-properties style:width="7.962cm" fo:margin-left="0cm" fo:margin-top="0cm" fo:margin-bottom="0cm" table:align="left" style:writing-mode="lr-tb"/>
    </style:style>
    <style:style style:name="Таблица6.A" style:family="table-column">
      <style:table-column-properties style:column-width="7.962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7" style:family="table">
      <style:table-properties style:width="16.51cm" fo:margin-left="-0.191cm" fo:margin-top="0cm" fo:margin-bottom="0cm" table:align="left" style:writing-mode="lr-tb"/>
    </style:style>
    <style:style style:name="Таблица7.A" style:family="table-column">
      <style:table-column-properties style:column-width="2.406cm"/>
    </style:style>
    <style:style style:name="Таблица7.B" style:family="table-column">
      <style:table-column-properties style:column-width="0.185cm"/>
    </style:style>
    <style:style style:name="Таблица7.C" style:family="table-column">
      <style:table-column-properties style:column-width="1.535cm"/>
    </style:style>
    <style:style style:name="Таблица7.D" style:family="table-column">
      <style:table-column-properties style:column-width="4.101cm"/>
    </style:style>
    <style:style style:name="Таблица7.1" style:family="table-row">
      <style:table-row-properties style:min-row-height="0.635cm" style:keep-together="true" fo:keep-together="auto"/>
    </style:style>
    <style:style style:name="Таблица7.A1" style:family="table-cell">
      <style:table-cell-properties fo:padding-left="0.191cm" fo:padding-right="0.191cm" fo:padding-top="0cm" fo:padding-bottom="0cm" fo:border="none"/>
    </style:style>
    <style:style style:name="Таблица7.2" style:family="table-row">
      <style:table-row-properties style:keep-together="true" fo:keep-together="auto"/>
    </style:style>
    <style:style style:name="Таблица7.A2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Таблица7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8" style:family="table">
      <style:table-properties style:width="7.435cm" fo:margin-left="0cm" fo:margin-top="0cm" fo:margin-bottom="0cm" table:align="left" style:writing-mode="lr-tb"/>
    </style:style>
    <style:style style:name="Таблица8.A" style:family="table-column">
      <style:table-column-properties style:column-width="5.793cm"/>
    </style:style>
    <style:style style:name="Таблица8.B" style:family="table-column">
      <style:table-column-properties style:column-width="1.64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9" style:family="table">
      <style:table-properties style:width="6.174cm" fo:margin-left="0cm" fo:margin-top="0cm" fo:margin-bottom="0cm" table:align="left" style:writing-mode="lr-tb"/>
    </style:style>
    <style:style style:name="Таблица9.A" style:family="table-column">
      <style:table-column-properties style:column-width="6.174cm"/>
    </style:style>
    <style:style style:name="Таблица9.1" style:family="table-row">
      <style:table-row-properties style:min-row-height="0.474cm" style:keep-together="true" fo:keep-together="auto"/>
    </style:style>
    <style:style style:name="Таблица9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10" style:family="table">
      <style:table-properties style:width="13.6cm" fo:margin-left="0cm" fo:margin-top="0cm" fo:margin-bottom="0cm" table:align="left" style:writing-mode="lr-tb"/>
    </style:style>
    <style:style style:name="Таблица10.A" style:family="table-column">
      <style:table-column-properties style:column-width="13.6cm"/>
    </style:style>
    <style:style style:name="Таблица10.1" style:family="table-row">
      <style:table-row-properties style:min-row-height="0.035cm" style:keep-together="true" fo:keep-together="auto"/>
    </style:style>
    <style:style style:name="Таблица10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11" style:family="table">
      <style:table-properties style:width="16.51cm" fo:margin-left="-0.191cm" fo:margin-top="0cm" fo:margin-bottom="0cm" table:align="left" style:writing-mode="lr-tb"/>
    </style:style>
    <style:style style:name="Таблица11.A" style:family="table-column">
      <style:table-column-properties style:column-width="2.406cm"/>
    </style:style>
    <style:style style:name="Таблица11.B" style:family="table-column">
      <style:table-column-properties style:column-width="0.185cm"/>
    </style:style>
    <style:style style:name="Таблица11.C" style:family="table-column">
      <style:table-column-properties style:column-width="7.779cm"/>
    </style:style>
    <style:style style:name="Таблица11.D" style:family="table-column">
      <style:table-column-properties style:column-width="6.138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Таблица11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1.2" style:family="table-row">
      <style:table-row-properties style:min-row-height="0.388cm" style:keep-together="true" fo:keep-together="auto"/>
    </style:style>
    <style:style style:name="Таблица12" style:family="table">
      <style:table-properties style:width="6.535cm" fo:margin-left="0cm" fo:margin-top="0cm" fo:margin-bottom="0cm" table:align="left" style:writing-mode="lr-tb"/>
    </style:style>
    <style:style style:name="Таблица12.A" style:family="table-column">
      <style:table-column-properties style:column-width="6.535cm"/>
    </style:style>
    <style:style style:name="Таблица12.1" style:family="table-row">
      <style:table-row-properties style:min-row-height="0.741cm" style:keep-together="true" fo:keep-together="auto"/>
    </style:style>
    <style:style style:name="Таблица12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13" style:family="table">
      <style:table-properties style:width="6.72cm" fo:margin-left="0cm" fo:margin-top="0cm" fo:margin-bottom="0cm" table:align="left" style:writing-mode="lr-tb"/>
    </style:style>
    <style:style style:name="Таблица13.A" style:family="table-column">
      <style:table-column-properties style:column-width="6.72cm"/>
    </style:style>
    <style:style style:name="Таблица13.1" style:family="table-row">
      <style:table-row-properties style:min-row-height="0.741cm" style:keep-together="true" fo:keep-together="auto"/>
    </style:style>
    <style:style style:name="Таблица13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14" style:family="table">
      <style:table-properties style:width="13.626cm" fo:margin-left="0cm" fo:margin-top="0cm" fo:margin-bottom="0cm" table:align="left" style:writing-mode="lr-tb"/>
    </style:style>
    <style:style style:name="Таблица14.A" style:family="table-column">
      <style:table-column-properties style:column-width="13.6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15" style:family="table">
      <style:table-properties style:width="16.51cm" fo:margin-left="-0.191cm" fo:margin-top="0cm" fo:margin-bottom="0cm" table:align="left" style:writing-mode="lr-tb"/>
    </style:style>
    <style:style style:name="Таблица15.A" style:family="table-column">
      <style:table-column-properties style:column-width="2.406cm"/>
    </style:style>
    <style:style style:name="Таблица15.B" style:family="table-column">
      <style:table-column-properties style:column-width="0.185cm"/>
    </style:style>
    <style:style style:name="Таблица15.C" style:family="table-column">
      <style:table-column-properties style:column-width="6.877cm"/>
    </style:style>
    <style:style style:name="Таблица15.D" style:family="table-column">
      <style:table-column-properties style:column-width="7.0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Таблица15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5.2" style:family="table-row">
      <style:table-row-properties style:min-row-height="0.388cm" style:keep-together="true" fo:keep-together="auto"/>
    </style:style>
    <style:style style:name="Таблица16" style:family="table">
      <style:table-properties style:width="6.535cm" fo:margin-left="0cm" fo:margin-top="0cm" fo:margin-bottom="0cm" table:align="left" style:writing-mode="lr-tb"/>
    </style:style>
    <style:style style:name="Таблица16.A" style:family="table-column">
      <style:table-column-properties style:column-width="6.535cm"/>
    </style:style>
    <style:style style:name="Таблица16.1" style:family="table-row">
      <style:table-row-properties style:min-row-height="0.741cm" style:keep-together="true" fo:keep-together="auto"/>
    </style:style>
    <style:style style:name="Таблица16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17" style:family="table">
      <style:table-properties style:width="6.72cm" fo:margin-left="0cm" fo:margin-top="0cm" fo:margin-bottom="0cm" table:align="left" style:writing-mode="lr-tb"/>
    </style:style>
    <style:style style:name="Таблица17.A" style:family="table-column">
      <style:table-column-properties style:column-width="6.72cm"/>
    </style:style>
    <style:style style:name="Таблица17.1" style:family="table-row">
      <style:table-row-properties style:min-row-height="0.741cm" style:keep-together="true" fo:keep-together="auto"/>
    </style:style>
    <style:style style:name="Таблица17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18" style:family="table">
      <style:table-properties style:width="13.626cm" fo:margin-left="0cm" fo:margin-top="0cm" fo:margin-bottom="0cm" table:align="left" style:writing-mode="lr-tb"/>
    </style:style>
    <style:style style:name="Таблица18.A" style:family="table-column">
      <style:table-column-properties style:column-width="13.626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19" style:family="table">
      <style:table-properties style:width="16.51cm" fo:margin-left="-0.191cm" fo:margin-top="0cm" fo:margin-bottom="0cm" table:align="left" style:writing-mode="lr-tb"/>
    </style:style>
    <style:style style:name="Таблица19.A" style:family="table-column">
      <style:table-column-properties style:column-width="2.406cm"/>
    </style:style>
    <style:style style:name="Таблица19.B" style:family="table-column">
      <style:table-column-properties style:column-width="0.185cm"/>
    </style:style>
    <style:style style:name="Таблица19.C" style:family="table-column">
      <style:table-column-properties style:column-width="6.877cm"/>
    </style:style>
    <style:style style:name="Таблица19.D" style:family="table-column">
      <style:table-column-properties style:column-width="7.04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Таблица19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9.2" style:family="table-row">
      <style:table-row-properties style:min-row-height="0.388cm" style:keep-together="true" fo:keep-together="auto"/>
    </style:style>
    <style:style style:name="Таблица20" style:family="table">
      <style:table-properties style:width="2.963cm" fo:margin-left="0cm" fo:margin-top="0cm" fo:margin-bottom="0cm" table:align="left" style:writing-mode="lr-tb"/>
    </style:style>
    <style:style style:name="Таблица20.A" style:family="table-column">
      <style:table-column-properties style:column-width="2.963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21" style:family="table">
      <style:table-properties style:width="3.307cm" fo:margin-left="0cm" fo:margin-top="0cm" fo:margin-bottom="0cm" table:align="left" style:writing-mode="lr-tb"/>
    </style:style>
    <style:style style:name="Таблица21.A" style:family="table-column">
      <style:table-column-properties style:column-width="3.307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22" style:family="table">
      <style:table-properties style:width="6.879cm" fo:margin-left="0cm" fo:margin-top="0cm" fo:margin-bottom="0cm" table:align="left" style:writing-mode="lr-tb"/>
    </style:style>
    <style:style style:name="Таблица22.A" style:family="table-column">
      <style:table-column-properties style:column-width="6.879cm"/>
    </style:style>
    <style:style style:name="Таблица22.1" style:family="table-row">
      <style:table-row-properties style:min-row-height="0.376cm" style:keep-together="true" fo:keep-together="auto"/>
    </style:style>
    <style:style style:name="Таблица22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23" style:family="table">
      <style:table-properties style:width="6.482cm" fo:margin-left="0cm" fo:margin-top="0cm" fo:margin-bottom="0cm" table:align="left" style:writing-mode="lr-tb"/>
    </style:style>
    <style:style style:name="Таблица23.A" style:family="table-column">
      <style:table-column-properties style:column-width="4.099cm"/>
    </style:style>
    <style:style style:name="Таблица23.B" style:family="table-column">
      <style:table-column-properties style:column-width="2.381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24" style:family="table">
      <style:table-properties style:width="7.082cm" fo:margin-left="0cm" fo:margin-top="0cm" fo:margin-bottom="0cm" table:align="left" style:writing-mode="lr-tb"/>
    </style:style>
    <style:style style:name="Таблица24.A" style:family="table-column">
      <style:table-column-properties style:column-width="7.082cm"/>
    </style:style>
    <style:style style:name="Таблица24.1" style:family="table-row">
      <style:table-row-properties style:min-row-height="0.457cm" style:keep-together="true" fo:keep-together="auto"/>
    </style:style>
    <style:style style:name="Таблица24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25" style:family="table">
      <style:table-properties style:width="17.268cm" fo:margin-left="-0.191cm" fo:margin-top="0cm" fo:margin-bottom="0cm" table:align="left" style:writing-mode="lr-tb"/>
    </style:style>
    <style:style style:name="Таблица25.A" style:family="table-column">
      <style:table-column-properties style:column-width="2.406cm"/>
    </style:style>
    <style:style style:name="Таблица25.B" style:family="table-column">
      <style:table-column-properties style:column-width="0.175cm"/>
    </style:style>
    <style:style style:name="Таблица25.C" style:family="table-column">
      <style:table-column-properties style:column-width="3.175cm"/>
    </style:style>
    <style:style style:name="Таблица25.D" style:family="table-column">
      <style:table-column-properties style:column-width="3.542cm"/>
    </style:style>
    <style:style style:name="Таблица25.E" style:family="table-column">
      <style:table-column-properties style:column-width="7.971cm"/>
    </style:style>
    <style:style style:name="Таблица25.1" style:family="table-row">
      <style:table-row-properties style:min-row-height="0.847cm" style:keep-together="true" fo:keep-together="auto"/>
    </style:style>
    <style:style style:name="Таблица25.A1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Таблица25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5.2" style:family="table-row">
      <style:table-row-properties style:min-row-height="1.067cm" style:keep-together="true" fo:keep-together="auto"/>
    </style:style>
    <style:style style:name="Таблица26" style:family="table">
      <style:table-properties style:width="15.028cm" fo:margin-left="0cm" fo:margin-top="0cm" fo:margin-bottom="0cm" table:align="left" style:writing-mode="lr-tb"/>
    </style:style>
    <style:style style:name="Таблица26.A" style:family="table-column">
      <style:table-column-properties style:column-width="15.028cm"/>
    </style:style>
    <style:style style:name="Таблица26.1" style:family="table-row">
      <style:table-row-properties style:min-row-height="0.741cm" style:keep-together="true" fo:keep-together="auto"/>
    </style:style>
    <style:style style:name="Таблица26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27" style:family="table">
      <style:table-properties style:width="18.018cm" fo:margin-left="-0.191cm" fo:margin-top="0cm" fo:margin-bottom="0cm" table:align="left" style:writing-mode="lr-tb"/>
    </style:style>
    <style:style style:name="Таблица27.A" style:family="table-column">
      <style:table-column-properties style:column-width="2.406cm"/>
    </style:style>
    <style:style style:name="Таблица27.B" style:family="table-column">
      <style:table-column-properties style:column-width="0.183cm"/>
    </style:style>
    <style:style style:name="Таблица27.C" style:family="table-column">
      <style:table-column-properties style:column-width="15.429cm"/>
    </style:style>
    <style:style style:name="Таблица27.1" style:family="table-row">
      <style:table-row-properties style:min-row-height="0.388cm" style:keep-together="true" fo:keep-together="auto"/>
    </style:style>
    <style:style style:name="Таблица27.A1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Таблица27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8" style:family="table">
      <style:table-properties style:width="12.374cm" fo:margin-left="0cm" fo:margin-top="0cm" fo:margin-bottom="0cm" table:align="left" style:writing-mode="lr-tb"/>
    </style:style>
    <style:style style:name="Таблица28.A" style:family="table-column">
      <style:table-column-properties style:column-width="12.374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29" style:family="table">
      <style:table-properties style:width="2.214cm" fo:margin-left="0cm" fo:margin-top="0cm" fo:margin-bottom="0cm" table:align="left" style:writing-mode="lr-tb"/>
    </style:style>
    <style:style style:name="Таблица29.A" style:family="table-column">
      <style:table-column-properties style:column-width="2.214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30" style:family="table">
      <style:table-properties style:width="12.374cm" fo:margin-left="0cm" fo:margin-top="0cm" fo:margin-bottom="0cm" table:align="left" style:writing-mode="lr-tb"/>
    </style:style>
    <style:style style:name="Таблица30.A" style:family="table-column">
      <style:table-column-properties style:column-width="12.374cm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31" style:family="table">
      <style:table-properties style:width="2.214cm" fo:margin-left="0cm" fo:margin-top="0cm" fo:margin-bottom="0cm" table:align="left" style:writing-mode="lr-tb"/>
    </style:style>
    <style:style style:name="Таблица31.A" style:family="table-column">
      <style:table-column-properties style:column-width="2.214cm"/>
    </style:style>
    <style:style style:name="Таблица31.1" style:family="table-row">
      <style:table-row-properties style:keep-together="true" fo:keep-together="auto"/>
    </style:style>
    <style:style style:name="Таблица31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32" style:family="table">
      <style:table-properties style:width="12.374cm" fo:margin-left="0cm" fo:margin-top="0cm" fo:margin-bottom="0cm" table:align="left" style:writing-mode="lr-tb"/>
    </style:style>
    <style:style style:name="Таблица32.A" style:family="table-column">
      <style:table-column-properties style:column-width="12.374cm"/>
    </style:style>
    <style:style style:name="Таблица32.1" style:family="table-row">
      <style:table-row-properties style:keep-together="true" fo:keep-together="auto"/>
    </style:style>
    <style:style style:name="Таблица32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33" style:family="table">
      <style:table-properties style:width="2.214cm" fo:margin-left="0cm" fo:margin-top="0cm" fo:margin-bottom="0cm" table:align="left" style:writing-mode="lr-tb"/>
    </style:style>
    <style:style style:name="Таблица33.A" style:family="table-column">
      <style:table-column-properties style:column-width="2.214cm"/>
    </style:style>
    <style:style style:name="Таблица33.1" style:family="table-row">
      <style:table-row-properties style:keep-together="true" fo:keep-together="auto"/>
    </style:style>
    <style:style style:name="Таблица33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34" style:family="table">
      <style:table-properties style:width="12.374cm" fo:margin-left="0cm" fo:margin-top="0cm" fo:margin-bottom="0cm" table:align="left" style:writing-mode="lr-tb"/>
    </style:style>
    <style:style style:name="Таблица34.A" style:family="table-column">
      <style:table-column-properties style:column-width="12.374cm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35" style:family="table">
      <style:table-properties style:width="2.214cm" fo:margin-left="0cm" fo:margin-top="0cm" fo:margin-bottom="0cm" table:align="left" style:writing-mode="lr-tb"/>
    </style:style>
    <style:style style:name="Таблица35.A" style:family="table-column">
      <style:table-column-properties style:column-width="2.214cm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36" style:family="table">
      <style:table-properties style:width="12.374cm" fo:margin-left="0cm" fo:margin-top="0cm" fo:margin-bottom="0cm" table:align="left" style:writing-mode="lr-tb"/>
    </style:style>
    <style:style style:name="Таблица36.A" style:family="table-column">
      <style:table-column-properties style:column-width="12.374cm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37" style:family="table">
      <style:table-properties style:width="2.214cm" fo:margin-left="0cm" fo:margin-top="0cm" fo:margin-bottom="0cm" table:align="left" style:writing-mode="lr-tb"/>
    </style:style>
    <style:style style:name="Таблица37.A" style:family="table-column">
      <style:table-column-properties style:column-width="2.214cm"/>
    </style:style>
    <style:style style:name="Таблица37.1" style:family="table-row">
      <style:table-row-properties style:keep-together="true" fo:keep-together="auto"/>
    </style:style>
    <style:style style:name="Таблица37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38" style:family="table">
      <style:table-properties style:width="12.374cm" fo:margin-left="0cm" fo:margin-top="0cm" fo:margin-bottom="0cm" table:align="left" style:writing-mode="lr-tb"/>
    </style:style>
    <style:style style:name="Таблица38.A" style:family="table-column">
      <style:table-column-properties style:column-width="12.374cm"/>
    </style:style>
    <style:style style:name="Таблица38.1" style:family="table-row">
      <style:table-row-properties style:keep-together="true" fo:keep-together="auto"/>
    </style:style>
    <style:style style:name="Таблица38.A1" style:family="table-cell">
      <style:table-cell-properties style:vertical-align="middle"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39" style:family="table">
      <style:table-properties style:width="2.214cm" fo:margin-left="0cm" fo:margin-top="0cm" fo:margin-bottom="0cm" table:align="left" style:writing-mode="lr-tb"/>
    </style:style>
    <style:style style:name="Таблица39.A" style:family="table-column">
      <style:table-column-properties style:column-width="2.214cm"/>
    </style:style>
    <style:style style:name="Таблица39.1" style:family="table-row">
      <style:table-row-properties style:keep-together="true" fo:keep-together="auto"/>
    </style:style>
    <style:style style:name="Таблица39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Таблица40" style:family="table">
      <style:table-properties style:width="17.78cm" fo:margin-left="-0.191cm" fo:margin-top="0cm" fo:margin-bottom="0cm" table:align="left" style:writing-mode="lr-tb"/>
    </style:style>
    <style:style style:name="Таблица40.A" style:family="table-column">
      <style:table-column-properties style:column-width="2.485cm"/>
    </style:style>
    <style:style style:name="Таблица40.B" style:family="table-column">
      <style:table-column-properties style:column-width="12.725cm"/>
    </style:style>
    <style:style style:name="Таблица40.C" style:family="table-column">
      <style:table-column-properties style:column-width="2.57cm"/>
    </style:style>
    <style:style style:name="Таблица40.1" style:family="table-row">
      <style:table-row-properties style:keep-together="true" fo:keep-together="auto"/>
    </style:style>
    <style:style style:name="Таблица40.A1" style:family="table-cell">
      <style:table-cell-properties fo:background-color="#ffffff" fo:padding-left="0.191cm" fo:padding-right="0.191cm" fo:padding-top="0cm" fo:padding-bottom="0cm" fo:border="0.035cm solid #ffffff">
        <style:background-image/>
      </style:table-cell-properties>
    </style:style>
    <style:style style:name="Таблица40.A2" style:family="table-cell">
      <style:table-cell-properties style:vertical-align="middle" fo:background-color="#f3f3f3" fo:padding-left="0.191cm" fo:padding-right="0.191cm" fo:padding-top="0cm" fo:padding-bottom="0cm" fo:border="0.035cm solid #ffffff">
        <style:background-image/>
      </style:table-cell-properties>
    </style:style>
    <style:style style:name="Таблица40.B2" style:family="table-cell">
      <style:table-cell-properties style:vertical-align="middle" fo:background-color="#ffffff" fo:padding-left="0.191cm" fo:padding-right="0.191cm" fo:padding-top="0cm" fo:padding-bottom="0cm" fo:border="0.035cm solid #ffffff">
        <style:background-image/>
      </style:table-cell-properties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line-height="100%" fo:orphans="0" fo:widows="0"/>
      <style:text-properties fo:font-size="6pt" style:font-size-asian="6pt" style:font-size-complex="6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text-properties fo:font-size="3pt" style:font-size-asian="3pt"/>
    </style:style>
    <style:style style:name="P7" style:family="paragraph" style:parent-style-name="Standard">
      <style:text-properties fo:font-size="3pt" style:font-size-asian="3pt" style:font-size-complex="5pt"/>
    </style:style>
    <style:style style:name="P8" style:family="paragraph" style:parent-style-name="Standard">
      <style:text-properties fo:font-size="3pt" style:font-size-asian="3pt" style:font-size-complex="3pt"/>
    </style:style>
    <style:style style:name="P9" style:family="paragraph" style:parent-style-name="Standard">
      <style:paragraph-properties fo:line-height="100%" fo:orphans="0" fo:widows="0"/>
      <style:text-properties fo:color="#b7b7b7" fo:font-style="italic" style:font-style-asian="italic"/>
    </style:style>
    <style:style style:name="P10" style:family="paragraph" style:parent-style-name="Standard">
      <style:paragraph-properties fo:line-height="100%" fo:orphans="0" fo:widows="0"/>
      <style:text-properties fo:color="#b7b7b7" fo:font-size="6pt" fo:font-style="italic" style:font-size-asian="6pt" style:font-style-asian="italic" style:font-size-complex="6pt"/>
    </style:style>
    <style:style style:name="P11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2" style:family="paragraph" style:parent-style-name="Standard">
      <style:paragraph-properties fo:line-height="100%" fo:orphans="0" fo:widows="0" fo:padding="0cm" fo:border="none"/>
      <style:text-properties fo:font-size="6pt" style:font-size-asian="6pt" style:font-size-complex="6pt"/>
    </style:style>
    <style:style style:name="P13" style:family="paragraph" style:parent-style-name="Standard">
      <style:paragraph-properties fo:line-height="100%" fo:orphans="0" fo:widows="0" fo:padding="0cm" fo:border="none"/>
      <style:text-properties fo:font-size="6pt" fo:font-style="italic" style:font-size-asian="6pt" style:font-style-asian="italic" style:font-size-complex="6pt"/>
    </style:style>
    <style:style style:name="P14" style:family="paragraph" style:parent-style-name="Standard">
      <style:paragraph-properties fo:line-height="100%" fo:orphans="0" fo:widows="0" fo:padding="0cm" fo:border="none"/>
    </style:style>
    <style:style style:name="P15" style:family="paragraph" style:parent-style-name="Standard">
      <style:paragraph-properties fo:line-height="100%" fo:text-align="end" style:justify-single-word="false" fo:orphans="0" fo:widows="0" fo:padding="0cm" fo:border="none"/>
    </style:style>
    <style:style style:name="P16" style:family="paragraph" style:parent-style-name="Standard" style:list-style-name="WWNum1">
      <style:paragraph-properties fo:margin-left="0.6cm" fo:margin-right="0cm" fo:line-height="100%" fo:orphans="0" fo:widows="0" fo:text-indent="-0.476cm" style:auto-text-indent="false"/>
    </style:style>
    <style:style style:name="P17" style:family="paragraph" style:parent-style-name="Standard" style:master-page-name="Standard">
      <style:paragraph-properties style:page-number="auto"/>
      <style:text-properties fo:font-size="6pt" style:font-size-asian="6pt" style:font-size-complex="6pt"/>
    </style:style>
    <style:style style:name="P18" style:family="paragraph" style:parent-style-name="Title">
      <style:paragraph-properties fo:margin-top="0cm" fo:margin-bottom="0cm"/>
    </style:style>
    <style:style style:name="P19" style:family="paragraph" style:parent-style-name="Heading_20_2">
      <style:paragraph-properties fo:line-height="100%" fo:orphans="0" fo:widows="0"/>
    </style:style>
    <style:style style:name="T1" style:family="text">
      <style:text-properties fo:color="#b7b7b7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/>
            <text:p text:style-name="P18"><text:bookmark text:name="_sn8odskll2nw"/>Project Design Document</text:p>
          </table:table-cell>
          <table:table-cell table:style-name="Таблица2.A1" office:value-type="string">
            <text:p text:style-name="P13"/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ext:p text:style-name="P4"><text:span text:style-name="T1">mm/dd/yyyy</text:span></text:p>
                  <text:p text:style-name="P4">Student Name<text:span text:style-name="T2"> Vasily Fox</text:span></text:p>
                </table:table-cell>
              </table:table-row>
            </table:table>
            <text:p text:style-name="P13"/>
          </table:table-cell>
        </table:table-row>
      </table:table>
      <text:p text:style-name="P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table:number-columns-spanned="3" office:value-type="string">
            <text:list xml:id="list687615343628833172" text:style-name="Outline">
              <text:list-item>
                <text:h text:style-name="Heading_20_1" text:outline-level="1"><text:bookmark text:name="_ic97nye8eswm"/>Project Concept</text:h>
              </text:list-item>
            </text:list>
          </table:table-cell>
          <table:covered-table-cell/>
          <table:covered-table-cell/>
        </table:table-row>
        <table:table-row table:style-name="Таблица7.2">
          <table:table-cell table:style-name="Таблица7.A2" table:number-rows-spanned="2" office:value-type="string">
            <text:list xml:id="list27815998" text:continue-numbering="true" text:style-name="Outline">
              <text:list-item>
                <text:list>
                  <text:list-item>
                    <text:h text:style-name="P19" text:outline-level="2"><text:bookmark text:name="_vkeuvx3bxe6d"/>1</text:h>
                  </text:list-item>
                </text:list>
              </text:list-item>
            </text:list>
            <text:p text:style-name="P5"><text:span text:style-name="T3">Player Control</text:span></text:p>
          </table:table-cell>
          <table:table-cell table:style-name="Таблица7.B2" office:value-type="string">
            <text:p text:style-name="P5"/>
          </table:table-cell>
          <table:table-cell table:style-name="Таблица7.B2" table:number-columns-spanned="2" office:value-type="string">
            <text:p text:style-name="P5">You control a </text:p>
            <table:table table:name="Таблица3" table:style-name="Таблица3">
              <table:table-column table:style-name="Таблица3.A"/>
              <table:table-row table:style-name="Таблица3.1">
                <table:table-cell table:style-name="Таблица3.A1" office:value-type="string">
                  <text:p text:style-name="P14"><text:span text:style-name="T1">playerType</text:span></text:p>
                </table:table-cell>
              </table:table-row>
            </table:table>
            <text:p text:style-name="P12"/>
          </table:table-cell>
          <table:covered-table-cell/>
          <table:table-cell table:style-name="Таблица7.B2" table:number-columns-spanned="0" office:value-type="string">
            <text:p text:style-name="P5">in this <text:s/></text:p>
            <table:table table:name="Таблица4" table:style-name="Таблица4">
              <table:table-column table:style-name="Таблица4.A"/>
              <table:table-column table:style-name="Таблица4.B"/>
              <table:table-row table:style-name="Таблица4.1">
                <table:table-cell table:style-name="Таблица4.A1" office:value-type="string">
                  <text:p text:style-name="P5"><text:span text:style-name="T1">top Down / side view / isometric</text:span></text:p>
                </table:table-cell>
                <table:table-cell table:style-name="Таблица4.A1" office:value-type="string">
                  <text:p text:style-name="P5">game</text:p>
                </table:table-cell>
              </table:table-row>
            </table:table>
            <text:p text:style-name="P12"/>
          </table:table-cell>
        </table:table-row>
        <table:table-row table:style-name="Таблица7.2">
          <table:covered-table-cell/>
          <table:table-cell table:style-name="Таблица7.B2" office:value-type="string">
            <text:p text:style-name="P5"/>
          </table:table-cell>
          <table:table-cell table:style-name="Таблица7.B2" table:number-columns-spanned="2" office:value-type="string">
            <text:p text:style-name="P5">where</text:p>
            <table:table table:name="Таблица5" table:style-name="Таблица5">
              <table:table-column table:style-name="Таблица5.A"/>
              <table:table-row table:style-name="Таблица5.1">
                <table:table-cell table:style-name="Таблица5.A1" office:value-type="string">
                  <text:p text:style-name="P5"><text:span text:style-name="T1">user input type</text:span></text:p>
                </table:table-cell>
              </table:table-row>
            </table:table>
            <text:p text:style-name="P2"/>
          </table:table-cell>
          <table:covered-table-cell/>
          <table:table-cell table:style-name="Таблица7.B2" table:number-columns-spanned="0" office:value-type="string">
            <text:p text:style-name="P5">makes the player</text:p>
            <table:table table:name="Таблица6" table:style-name="Таблица6">
              <table:table-column table:style-name="Таблица6.A"/>
              <table:table-row table:style-name="Таблица6.1">
                <table:table-cell table:style-name="Таблица6.A1" office:value-type="string">
                  <text:p text:style-name="P5"><text:span text:style-name="T1">description of player movement.</text:span></text:p>
                </table:table-cell>
              </table:table-row>
            </table:table>
            <text:p text:style-name="P12"/>
          </table:table-cell>
        </table:table-row>
      </table:table>
      <text:p text:style-name="P7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table:number-rows-spanned="2" office:value-type="string">
            <text:list xml:id="list27834966" text:continue-numbering="true" text:style-name="Outline">
              <text:list-item>
                <text:list>
                  <text:list-item>
                    <text:h text:style-name="P19" text:outline-level="2"><text:bookmark text:name="_hrfg80xtnbo2"/>2</text:h>
                  </text:list-item>
                </text:list>
              </text:list-item>
            </text:list>
            <text:p text:style-name="P5"><text:span text:style-name="T3">Basic </text:span></text:p>
            <text:p text:style-name="P5"><text:span text:style-name="T3">Gameplay</text:span></text:p>
          </table:table-cell>
          <table:table-cell table:style-name="Таблица11.B1" office:value-type="string">
            <text:p text:style-name="P5"/>
          </table:table-cell>
          <table:table-cell table:style-name="Таблица11.B1" office:value-type="string">
            <text:p text:style-name="P5">During the game, </text:p>
            <table:table table:name="Таблица8" table:style-name="Таблица8">
              <table:table-column table:style-name="Таблица8.A"/>
              <table:table-column table:style-name="Таблица8.B"/>
              <table:table-row table:style-name="Таблица8.1">
                <table:table-cell table:style-name="Таблица8.A1" office:value-type="string">
                  <text:p text:style-name="P5"><text:span text:style-name="T1">types of objects</text:span></text:p>
                </table:table-cell>
                <table:table-cell table:style-name="Таблица8.A1" office:value-type="string">
                  <text:p text:style-name="P5">appear</text:p>
                </table:table-cell>
              </table:table-row>
            </table:table>
            <text:p text:style-name="P12"/>
          </table:table-cell>
          <table:table-cell table:style-name="Таблица11.B1" office:value-type="string">
            <text:p text:style-name="P5">from </text:p>
            <table:table table:name="Таблица9" table:style-name="Таблица9">
              <table:table-column table:style-name="Таблица9.A"/>
              <table:table-row table:style-name="Таблица9.1">
                <table:table-cell table:style-name="Таблица9.A1" office:value-type="string">
                  <text:p text:style-name="P5"><text:span text:style-name="T1">area(s) of the screen</text:span></text:p>
                </table:table-cell>
              </table:table-row>
            </table:table>
            <text:p text:style-name="P12"/>
          </table:table-cell>
        </table:table-row>
        <table:table-row table:style-name="Таблица11.2">
          <table:covered-table-cell/>
          <table:table-cell table:style-name="Таблица11.B1" office:value-type="string">
            <text:p text:style-name="P5"/>
          </table:table-cell>
          <table:table-cell table:style-name="Таблица11.B1" table:number-columns-spanned="2" office:value-type="string">
            <text:p text:style-name="P5">and the goal of the game is to </text:p>
            <table:table table:name="Таблица10" table:style-name="Таблица10">
              <table:table-column table:style-name="Таблица10.A"/>
              <table:table-row table:style-name="Таблица10.1">
                <table:table-cell table:style-name="Таблица10.A1" office:value-type="string">
                  <text:p text:style-name="P5"><text:span text:style-name="T1">goal of the game.</text:span></text:p>
                </table:table-cell>
              </table:table-row>
            </table:table>
            <text:p text:style-name="P12"/>
          </table:table-cell>
          <table:covered-table-cell/>
        </table:table-row>
      </table:table>
      <text:p text:style-name="P6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table:number-rows-spanned="2" office:value-type="string">
            <text:list xml:id="list27804602" text:continue-numbering="true" text:style-name="Outline">
              <text:list-item>
                <text:list>
                  <text:list-item>
                    <text:h text:style-name="P19" text:outline-level="2"><text:bookmark text:name="_ruet4nuw63t2"/>3</text:h>
                  </text:list-item>
                </text:list>
              </text:list-item>
            </text:list>
            <text:p text:style-name="P5"><text:span text:style-name="T3">Sound </text:span></text:p>
            <text:p text:style-name="P5"><text:span text:style-name="T3">&amp; Effects</text:span></text:p>
          </table:table-cell>
          <table:table-cell table:style-name="Таблица15.B1" office:value-type="string">
            <text:p text:style-name="P5"/>
          </table:table-cell>
          <table:table-cell table:style-name="Таблица15.B1" office:value-type="string">
            <text:p text:style-name="P5">There will be sound effects </text:p>
            <table:table table:name="Таблица12" table:style-name="Таблица12">
              <table:table-column table:style-name="Таблица12.A"/>
              <table:table-row table:style-name="Таблица12.1">
                <table:table-cell table:style-name="Таблица12.A1" office:value-type="string">
                  <text:p text:style-name="P5"><text:span text:style-name="T1">description of sound effects</text:span></text:p>
                  <text:p text:style-name="P9"/>
                </table:table-cell>
              </table:table-row>
            </table:table>
            <text:p text:style-name="P12"/>
          </table:table-cell>
          <table:table-cell table:style-name="Таблица15.B1" office:value-type="string">
            <text:p text:style-name="P5">and particle effects</text:p>
            <table:table table:name="Таблица13" table:style-name="Таблица13">
              <table:table-column table:style-name="Таблица13.A"/>
              <table:table-row table:style-name="Таблица13.1">
                <table:table-cell table:style-name="Таблица13.A1" office:value-type="string">
                  <text:p text:style-name="P5"><text:span text:style-name="T1">description of particle effects</text:span></text:p>
                  <text:p text:style-name="P9"/>
                </table:table-cell>
              </table:table-row>
            </table:table>
            <text:p text:style-name="P12"/>
          </table:table-cell>
        </table:table-row>
        <table:table-row table:style-name="Таблица15.2">
          <table:covered-table-cell/>
          <table:table-cell table:style-name="Таблица15.B1" office:value-type="string">
            <text:p text:style-name="P5"/>
          </table:table-cell>
          <table:table-cell table:style-name="Таблица15.B1" table:number-columns-spanned="2" office:value-type="string">
            <text:p text:style-name="P5">[<text:span text:style-name="T2">optional</text:span>] There will also be</text:p>
            <table:table table:name="Таблица14" table:style-name="Таблица14">
              <table:table-column table:style-name="Таблица14.A"/>
              <table:table-row table:style-name="Таблица14.1">
                <table:table-cell table:style-name="Таблица14.A1" office:value-type="string">
                  <text:p text:style-name="P5"><text:span text:style-name="T1">description of any other expected special effects or animation in the project.</text:span></text:p>
                </table:table-cell>
              </table:table-row>
            </table:table>
            <text:p text:style-name="P12"/>
          </table:table-cell>
          <table:covered-table-cell/>
        </table:table-row>
      </table:table>
      <text:p text:style-name="P6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table:number-rows-spanned="2" office:value-type="string">
            <text:list xml:id="list27822919" text:continue-numbering="true" text:style-name="Outline">
              <text:list-item>
                <text:list>
                  <text:list-item>
                    <text:h text:style-name="P19" text:outline-level="2"><text:bookmark text:name="_y23w31rthfog"/>4</text:h>
                  </text:list-item>
                </text:list>
              </text:list-item>
            </text:list>
            <text:p text:style-name="P5"><text:span text:style-name="T3">Gameplay</text:span></text:p>
            <text:p text:style-name="P5"><text:span text:style-name="T3">Mechanics</text:span></text:p>
          </table:table-cell>
          <table:table-cell table:style-name="Таблица19.B1" office:value-type="string">
            <text:p text:style-name="P5"/>
          </table:table-cell>
          <table:table-cell table:style-name="Таблица19.B1" office:value-type="string">
            <text:p text:style-name="P5">As the game progresses, </text:p>
            <table:table table:name="Таблица16" table:style-name="Таблица16">
              <table:table-column table:style-name="Таблица16.A"/>
              <table:table-row table:style-name="Таблица16.1">
                <table:table-cell table:style-name="Таблица16.A1" office:value-type="string">
                  <text:p text:style-name="P5"><text:span text:style-name="T1">description of gameplay mechanic,</text:span></text:p>
                </table:table-cell>
              </table:table-row>
            </table:table>
            <text:p text:style-name="P12"/>
          </table:table-cell>
          <table:table-cell table:style-name="Таблица19.B1" office:value-type="string">
            <text:p text:style-name="P5">making it</text:p>
            <table:table table:name="Таблица17" table:style-name="Таблица17">
              <table:table-column table:style-name="Таблица17.A"/>
              <table:table-row table:style-name="Таблица17.1">
                <table:table-cell table:style-name="Таблица17.A1" office:value-type="string">
                  <text:p text:style-name="P5"><text:span text:style-name="T1">effect of gameplay mechanic</text:span></text:p>
                </table:table-cell>
              </table:table-row>
            </table:table>
            <text:p text:style-name="P12"/>
          </table:table-cell>
        </table:table-row>
        <table:table-row table:style-name="Таблица19.2">
          <table:covered-table-cell/>
          <table:table-cell table:style-name="Таблица19.B1" office:value-type="string">
            <text:p text:style-name="P5"/>
          </table:table-cell>
          <table:table-cell table:style-name="Таблица19.B1" table:number-columns-spanned="2" office:value-type="string">
            <text:p text:style-name="P5">[<text:span text:style-name="T2">optional</text:span>] There will also be</text:p>
            <table:table table:name="Таблица18" table:style-name="Таблица18">
              <table:table-column table:style-name="Таблица18.A"/>
              <table:table-row table:style-name="Таблица18.1">
                <table:table-cell table:style-name="Таблица18.A1" office:value-type="string">
                  <text:p text:style-name="P5"><text:span text:style-name="T1">description of any other gameplay mechanic(s) and their effect on the game. </text:span></text:p>
                </table:table-cell>
              </table:table-row>
            </table:table>
            <text:p text:style-name="P12"/>
          </table:table-cell>
          <table:covered-table-cell/>
        </table:table-row>
      </table:table>
      <text:p text:style-name="P6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 table:style-name="Таблица25.1">
          <table:table-cell table:style-name="Таблица25.A1" table:number-rows-spanned="2" office:value-type="string">
            <text:list xml:id="list27818335" text:continue-numbering="true" text:style-name="Outline">
              <text:list-item>
                <text:list>
                  <text:list-item>
                    <text:h text:style-name="P19" text:outline-level="2"><text:bookmark text:name="_pn813pqt2ksz"/>5</text:h>
                  </text:list-item>
                </text:list>
              </text:list-item>
            </text:list>
            <text:p text:style-name="P5"><text:span text:style-name="T3">User</text:span></text:p>
            <text:p text:style-name="P5"><text:span text:style-name="T3">Interface</text:span></text:p>
          </table:table-cell>
          <table:table-cell table:style-name="Таблица25.B1" office:value-type="string">
            <text:p text:style-name="P5"/>
          </table:table-cell>
          <table:table-cell table:style-name="Таблица25.B1" office:value-type="string">
            <text:p text:style-name="P5">The </text:p>
            <table:table table:name="Таблица20" table:style-name="Таблица20">
              <table:table-column table:style-name="Таблица20.A"/>
              <table:table-row table:style-name="Таблица20.1">
                <table:table-cell table:style-name="Таблица20.A1" office:value-type="string">
                  <text:p text:style-name="P5"><text:span text:style-name="T1">score/lives/timer</text:span></text:p>
                </table:table-cell>
              </table:table-row>
            </table:table>
            <text:p text:style-name="P2"/>
          </table:table-cell>
          <table:table-cell table:style-name="Таблица25.B1" office:value-type="string">
            <text:p text:style-name="P5">will </text:p>
            <table:table table:name="Таблица21" table:style-name="Таблица21">
              <table:table-column table:style-name="Таблица21.A"/>
              <table:table-row table:style-name="Таблица21.1">
                <table:table-cell table:style-name="Таблица21.A1" office:value-type="string">
                  <text:p text:style-name="P5"><text:span text:style-name="T1">increase/decrease</text:span></text:p>
                </table:table-cell>
              </table:table-row>
            </table:table>
            <text:p text:style-name="P12"/>
          </table:table-cell>
          <table:table-cell table:style-name="Таблица25.B1" office:value-type="string">
            <text:p text:style-name="P5">whenever</text:p>
            <table:table table:name="Таблица22" table:style-name="Таблица22">
              <table:table-column table:style-name="Таблица22.A"/>
              <table:table-row table:style-name="Таблица22.1">
                <table:table-cell table:style-name="Таблица22.A1" office:value-type="string">
                  <text:p text:style-name="P5"><text:span text:style-name="T1">condition to change score/lives/timer.</text:span></text:p>
                </table:table-cell>
              </table:table-row>
            </table:table>
            <text:p text:style-name="P2"/>
          </table:table-cell>
        </table:table-row>
        <table:table-row table:style-name="Таблица25.2">
          <table:covered-table-cell/>
          <table:table-cell table:style-name="Таблица25.B1" office:value-type="string">
            <text:p text:style-name="P5"/>
          </table:table-cell>
          <table:table-cell table:style-name="Таблица25.B1" table:number-columns-spanned="2" office:value-type="string">
            <text:p text:style-name="P5">At the start of the game, the title</text:p>
            <table:table table:name="Таблица23" table:style-name="Таблица23">
              <table:table-column table:style-name="Таблица23.A"/>
              <table:table-column table:style-name="Таблица23.B"/>
              <table:table-row table:style-name="Таблица23.1">
                <table:table-cell table:style-name="Таблица23.A1" office:value-type="string">
                  <text:p text:style-name="P5"><text:span text:style-name="T1">“Working title</text:span></text:p>
                </table:table-cell>
                <table:table-cell table:style-name="Таблица23.A1" office:value-type="string">
                  <text:p text:style-name="P5">will appear</text:p>
                </table:table-cell>
              </table:table-row>
            </table:table>
            <text:p text:style-name="P2"/>
          </table:table-cell>
          <table:covered-table-cell/>
          <table:table-cell table:style-name="Таблица25.B1" office:value-type="string">
            <text:p text:style-name="P5">and the game will end when</text:p>
            <table:table table:name="Таблица24" table:style-name="Таблица24">
              <table:table-column table:style-name="Таблица24.A"/>
              <table:table-row table:style-name="Таблица24.1">
                <table:table-cell table:style-name="Таблица24.A1" office:value-type="string">
                  <text:p text:style-name="P5"><text:span text:style-name="T1">condition to end the game.</text:span></text:p>
                </table:table-cell>
              </table:table-row>
            </table:table>
            <text:p text:style-name="P5"/>
          </table:table-cell>
        </table:table-row>
      </table:table>
      <text:p text:style-name="P8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row table:style-name="Таблица27.1">
          <table:table-cell table:style-name="Таблица27.A1" office:value-type="string">
            <text:list xml:id="list27808011" text:continue-numbering="true" text:style-name="Outline">
              <text:list-item>
                <text:list>
                  <text:list-item>
                    <text:h text:style-name="P19" text:outline-level="2"><text:bookmark text:name="_s9u68ock28th"/>6</text:h>
                  </text:list-item>
                </text:list>
              </text:list-item>
            </text:list>
            <text:p text:style-name="P5"><text:span text:style-name="T3">Other Features</text:span></text:p>
          </table:table-cell>
          <table:table-cell table:style-name="Таблица27.B1" office:value-type="string">
            <text:p text:style-name="P5"/>
          </table:table-cell>
          <table:table-cell table:style-name="Таблица27.B1" office:value-type="string">
            <text:p text:style-name="P2"/>
            <table:table table:name="Таблица26" table:style-name="Таблица26">
              <table:table-column table:style-name="Таблица26.A"/>
              <table:table-row table:style-name="Таблица26.1">
                <table:table-cell table:style-name="Таблица26.A1" office:value-type="string">
                  <text:p text:style-name="P5"><text:span text:style-name="T1">Any other notes about the project that you don’t feel were addressed in the above.</text:span></text:p>
                  <text:p text:style-name="P9"/>
                  <text:p text:style-name="P9"/>
                </table:table-cell>
              </table:table-row>
            </table:table>
            <text:p text:style-name="P2"/>
          </table:table-cell>
        </table:table-row>
      </table:table>
      <text:p text:style-name="Standard"/>
      <text:list xml:id="list27808664" text:continue-numbering="true" text:style-name="Outline">
        <text:list-item>
          <text:h text:style-name="Heading_20_1" text:outline-level="1"><text:bookmark text:name="_dmrpokp0kt8q"/></text:h>
        </text:list-item>
        <text:list-item>
          <text:h text:style-name="Heading_20_1" text:outline-level="1">Project Timeline</text:h>
        </text:list-item>
      </text:list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row table:style-name="Таблица40.1">
          <table:table-cell table:style-name="Таблица40.A1" office:value-type="string">
            <text:list xml:id="list27828464" text:continue-numbering="true" text:style-name="Outline">
              <text:list-item>
                <text:list>
                  <text:list-item>
                    <text:h text:style-name="P19" text:outline-level="2"><text:bookmark text:name="_eekg5ewemmts"/>Milestone</text:h>
                  </text:list-item>
                </text:list>
              </text:list-item>
            </text:list>
          </table:table-cell>
          <table:table-cell table:style-name="Таблица40.A1" office:value-type="string">
            <text:list xml:id="list27829471" text:continue-numbering="true" text:style-name="Outline">
              <text:list-item>
                <text:list>
                  <text:list-item>
                    <text:h text:style-name="P19" text:outline-level="2"><text:bookmark text:name="_d490zwwm8ipz"/>Description</text:h>
                  </text:list-item>
                </text:list>
              </text:list-item>
            </text:list>
          </table:table-cell>
          <table:table-cell table:style-name="Таблица40.A1" office:value-type="string">
            <text:list xml:id="list27808863" text:continue-numbering="true" text:style-name="Outline">
              <text:list-item>
                <text:list>
                  <text:list-item>
                    <text:h text:style-name="P19" text:outline-level="2"><text:bookmark text:name="_pylng127oof"/>Due </text:h>
                  </text:list-item>
                </text:list>
              </text:list-item>
            </text:list>
          </table:table-cell>
        </table:table-row>
        <table:table-row table:style-name="Таблица40.1">
          <table:table-cell table:style-name="Таблица40.A2" office:value-type="string">
            <text:p text:style-name="P15"><text:span text:style-name="T3">#1</text:span></text:p>
          </table:table-cell>
          <table:table-cell table:style-name="Таблица40.B2" office:value-type="string">
            <text:p text:style-name="P10"/>
            <table:table table:name="Таблица28" table:style-name="Таблица28">
              <table:table-column table:style-name="Таблица28.A"/>
              <table:table-row table:style-name="Таблица28.1">
                <table:table-cell table:style-name="Таблица28.A1" office:value-type="string">
                  <text:list xml:id="list8781256423388558595" text:style-name="WWNum1">
                    <text:list-item>
                      <text:p text:style-name="P16"><text:span text:style-name="T1">Functional feature(s) by milestone #1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Таблица40.B2" office:value-type="string">
            <text:p text:style-name="P10"/>
            <table:table table:name="Таблица29" table:style-name="Таблица29">
              <table:table-column table:style-name="Таблица29.A"/>
              <table:table-row table:style-name="Таблица29.1">
                <table:table-cell table:style-name="Таблица29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  <table:table-row table:style-name="Таблица40.1">
          <table:table-cell table:style-name="Таблица40.A2" office:value-type="string">
            <text:p text:style-name="P15"><text:span text:style-name="T3">#2</text:span></text:p>
          </table:table-cell>
          <table:table-cell table:style-name="Таблица40.B2" office:value-type="string">
            <text:p text:style-name="P10"/>
            <table:table table:name="Таблица30" table:style-name="Таблица30">
              <table:table-column table:style-name="Таблица30.A"/>
              <table:table-row table:style-name="Таблица30.1">
                <table:table-cell table:style-name="Таблица30.A1" office:value-type="string">
                  <text:list xml:id="list27809383" text:continue-numbering="true" text:style-name="WWNum1">
                    <text:list-item>
                      <text:p text:style-name="P16"><text:span text:style-name="T1">Functional feature(s) by milestone #2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Таблица40.B2" office:value-type="string">
            <text:p text:style-name="P10"/>
            <table:table table:name="Таблица31" table:style-name="Таблица31">
              <table:table-column table:style-name="Таблица31.A"/>
              <table:table-row table:style-name="Таблица31.1">
                <table:table-cell table:style-name="Таблица31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  <table:table-row table:style-name="Таблица40.1">
          <table:table-cell table:style-name="Таблица40.A2" office:value-type="string">
            <text:p text:style-name="P15"><text:span text:style-name="T3">#3</text:span></text:p>
          </table:table-cell>
          <table:table-cell table:style-name="Таблица40.B2" office:value-type="string">
            <text:p text:style-name="P10"/>
            <table:table table:name="Таблица32" table:style-name="Таблица32">
              <table:table-column table:style-name="Таблица32.A"/>
              <table:table-row table:style-name="Таблица32.1">
                <table:table-cell table:style-name="Таблица32.A1" office:value-type="string">
                  <text:list xml:id="list27826030" text:continue-numbering="true" text:style-name="WWNum1">
                    <text:list-item>
                      <text:p text:style-name="P16"><text:span text:style-name="T1">Functional feature(s) by milestone #3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Таблица40.B2" office:value-type="string">
            <text:p text:style-name="P10"/>
            <table:table table:name="Таблица33" table:style-name="Таблица33">
              <table:table-column table:style-name="Таблица33.A"/>
              <table:table-row table:style-name="Таблица33.1">
                <table:table-cell table:style-name="Таблица33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  <text:soft-page-break/>
        <table:table-row table:style-name="Таблица40.1">
          <table:table-cell table:style-name="Таблица40.A2" office:value-type="string">
            <text:p text:style-name="P4"><text:span text:style-name="T3">#4</text:span></text:p>
          </table:table-cell>
          <table:table-cell table:style-name="Таблица40.B2" office:value-type="string">
            <text:p text:style-name="P10"/>
            <table:table table:name="Таблица34" table:style-name="Таблица34">
              <table:table-column table:style-name="Таблица34.A"/>
              <table:table-row table:style-name="Таблица34.1">
                <table:table-cell table:style-name="Таблица34.A1" office:value-type="string">
                  <text:list xml:id="list27809011" text:continue-numbering="true" text:style-name="WWNum1">
                    <text:list-item>
                      <text:p text:style-name="P16"><text:span text:style-name="T1">Functional feature(s) by milestone #4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Таблица40.B2" office:value-type="string">
            <text:p text:style-name="P10"/>
            <table:table table:name="Таблица35" table:style-name="Таблица35">
              <table:table-column table:style-name="Таблица35.A"/>
              <table:table-row table:style-name="Таблица35.1">
                <table:table-cell table:style-name="Таблица35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  <table:table-row table:style-name="Таблица40.1">
          <table:table-cell table:style-name="Таблица40.A2" office:value-type="string">
            <text:p text:style-name="P4"><text:span text:style-name="T3">#5</text:span></text:p>
          </table:table-cell>
          <table:table-cell table:style-name="Таблица40.B2" office:value-type="string">
            <text:p text:style-name="P10"/>
            <table:table table:name="Таблица36" table:style-name="Таблица36">
              <table:table-column table:style-name="Таблица36.A"/>
              <table:table-row table:style-name="Таблица36.1">
                <table:table-cell table:style-name="Таблица36.A1" office:value-type="string">
                  <text:list xml:id="list27809990" text:continue-numbering="true" text:style-name="WWNum1">
                    <text:list-item>
                      <text:p text:style-name="P16"><text:span text:style-name="T1">Functional feature(s) by milestone #5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Таблица40.B2" office:value-type="string">
            <text:p text:style-name="P10"/>
            <table:table table:name="Таблица37" table:style-name="Таблица37">
              <table:table-column table:style-name="Таблица37.A"/>
              <table:table-row table:style-name="Таблица37.1">
                <table:table-cell table:style-name="Таблица37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  <table:table-row table:style-name="Таблица40.1">
          <table:table-cell table:style-name="Таблица40.A2" office:value-type="string">
            <text:p text:style-name="P4"><text:span text:style-name="T3">Backlog</text:span></text:p>
          </table:table-cell>
          <table:table-cell table:style-name="Таблица40.A1" office:value-type="string">
            <text:p text:style-name="P10"/>
            <table:table table:name="Таблица38" table:style-name="Таблица38">
              <table:table-column table:style-name="Таблица38.A"/>
              <table:table-row table:style-name="Таблица38.1">
                <table:table-cell table:style-name="Таблица38.A1" office:value-type="string">
                  <text:list xml:id="list27827605" text:continue-numbering="true" text:style-name="WWNum1">
                    <text:list-item>
                      <text:p text:style-name="P16"><text:span text:style-name="T1">Feature on backlog - not a part of the minimum viable product</text:span></text:p>
                    </text:list-item>
                    <text:list-item>
                      <text:p text:style-name="P16"><text:span text:style-name="T1">Feature on backlog - not a part of the minimum viable product</text:span></text:p>
                    </text:list-item>
                    <text:list-item>
                      <text:p text:style-name="P16"><text:span text:style-name="T1">Feature on backlog - not a part of the minimum viable product</text:span></text:p>
                    </text:list-item>
                  </text:list>
                </table:table-cell>
              </table:table-row>
            </table:table>
            <text:p text:style-name="P10"/>
          </table:table-cell>
          <table:table-cell table:style-name="Таблица40.B2" office:value-type="string">
            <text:p text:style-name="P10"/>
            <table:table table:name="Таблица39" table:style-name="Таблица39">
              <table:table-column table:style-name="Таблица39.A"/>
              <table:table-row table:style-name="Таблица39.1">
                <table:table-cell table:style-name="Таблица39.A1" office:value-type="string">
                  <text:p text:style-name="P5"><text:span text:style-name="T1">mm/dd</text:span></text:p>
                </table:table-cell>
              </table:table-row>
            </table:table>
            <text:p text:style-name="P10"/>
          </table:table-cell>
        </table:table-row>
      </table:table>
      <text:p text:style-name="Standard"/>
      <text:p text:style-name="Standard"/>
      <text:list xml:id="list27823617" text:continue-list="list27808863" text:style-name="Outline">
        <text:list-item>
          <text:h text:style-name="Heading_20_1" text:outline-level="1"><text:bookmark text:name="_3ukp1qr5xcjr"/>Project Sketch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bin1" svg:font-family="Cabin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bin" fo:font-size="11pt" fo:language="en" fo:country="none" style:font-name-asian="Cabin1" style:font-size-asian="11pt" style:language-asian="en" style:country-asian="US" style:font-name-complex="Cabi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cm" fo:margin-bottom="0.106cm" fo:keep-together="always" fo:keep-with-next="always"/>
      <style:text-properties fo:color="#4a86e8" style:font-name="Roboto Condensed" fo:font-size="18pt" fo:font-weight="bold" style:font-name-asian="Roboto Condensed1" style:font-size-asian="18pt" style:font-weight-asian="bold" style:font-name-complex="Roboto Condensed1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cm" fo:margin-bottom="0.106cm" fo:line-height="113%" fo:keep-together="always" fo:keep-with-next="always"/>
      <style:text-properties fo:color="#6aa84f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style:font-name="Roboto Condensed" fo:font-size="26pt" fo:font-weight="bold" style:font-name-asian="Roboto Condensed1" style:font-size-asian="26pt" style:font-weight-asian="bold" style:font-name-complex="Roboto Condensed1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style:font-name="Arial1" fo:font-size="15pt" fo:font-style="italic" style:font-name-asian="Arial2" style:font-size-asian="15pt" style:font-style-asian="italic" style:font-name-complex="Arial2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35cm" fo:margin-bottom="1.27cm" fo:margin-left="1.905cm" fo:margin-right="1.905cm" style:writing-mode="lr-tb" style:layout-grid-color="#c0c0c0" style:layout-grid-lines="2603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V. F</dc:creator>
    <meta:editing-cycles>2</meta:editing-cycles>
    <meta:creation-date>2019-05-05T18:58:00</meta:creation-date>
    <dc:date>2022-08-13T07:58:28.44</dc:date>
    <meta:editing-duration>PT9S</meta:editing-duration>
    <meta:generator>OpenOffice/4.1.11$Win32 OpenOffice.org_project/4111m1$Build-9808</meta:generator>
    <meta:document-statistic meta:table-count="40" meta:image-count="0" meta:object-count="0" meta:page-count="2" meta:paragraph-count="85" meta:word-count="278" meta:character-count="15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